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3336" calcext:value-type="float">
            <text:p>92.2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8264" calcext:value-type="float">
            <text:p>92.0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5008" calcext:value-type="float">
            <text:p>91.8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4576" calcext:value-type="float">
            <text:p>90.7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4264" calcext:value-type="float">
            <text:p>90.5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1688" calcext:value-type="float">
            <text:p>88.1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6032" calcext:value-type="float">
            <text:p>87.8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4944" calcext:value-type="float">
            <text:p>88.3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102</text:p>
          </table:table-cell>
          <table:table-cell office:value-type="string" calcext:value-type="string">
            <text:p>TWDB:1026102</text:p>
          </table:table-cell>
          <table:table-cell office:value-type="string" calcext:value-type="string">
            <text:p>198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5552" calcext:value-type="float">
            <text:p>91.6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